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00000006B081CC3B39C2E8051.jpg" manifest:media-type="image/jpe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ahmenplan" style:family="table">
      <style:table-properties style:width="17cm" table:align="left" fo:background-color="transparent">
        <style:background-image/>
      </style:table-properties>
    </style:style>
    <style:style style:name="Rahmenplan.A" style:family="table-column">
      <style:table-column-properties style:column-width="12.601cm"/>
    </style:style>
    <style:style style:name="Rahmenplan.B" style:family="table-column">
      <style:table-column-properties style:column-width="2.097cm"/>
    </style:style>
    <style:style style:name="Rahmenplan.C" style:family="table-column">
      <style:table-column-properties style:column-width="2.302cm"/>
    </style:style>
    <style:style style:name="Rahmenplan.1" style:family="table-row">
      <style:table-row-properties fo:background-color="transparent">
        <style:background-image/>
      </style:table-row-properties>
    </style:style>
    <style:style style:name="Rahmenplan.A1" style:family="table-cell">
      <style:table-cell-properties style:vertical-align="bottom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ahmenplan.B1" style:family="table-cell">
      <style:table-cell-properties fo:background-color="#dee6ef" fo:padding="0.097cm" fo:border="0.05pt solid #000000">
        <style:background-image/>
      </style:table-cell-properties>
    </style:style>
    <style:style style:name="Rahmenplan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Rahmenplan.B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Rahmenplan.C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Rahmenplan.A3" style:family="table-cell">
      <style:table-cell-properties fo:padding="0.097cm" fo:border-left="0.05pt solid #000000" fo:border-right="0.05pt solid #000000" fo:border-top="none" fo:border-bottom="0.05pt solid #000000"/>
    </style:style>
    <style:style style:name="Rahmenplan.A4" style:family="table-cell">
      <style:table-cell-properties fo:padding="0.097cm" fo:border-left="0.05pt solid #000000" fo:border-right="0.05pt solid #000000" fo:border-top="none" fo:border-bottom="0.05pt solid #000000"/>
    </style:style>
    <style:style style:name="Rahmenplan.A5" style:family="table-cell">
      <style:table-cell-properties fo:padding="0.097cm" fo:border-left="0.05pt solid #000000" fo:border-right="none" fo:border-top="none" fo:border-bottom="0.05pt solid #000000"/>
    </style:style>
    <style:style style:name="Rahmenplan.B5" style:family="table-cell">
      <style:table-cell-properties fo:padding="0.097cm" fo:border-left="0.05pt solid #000000" fo:border-right="none" fo:border-top="none" fo:border-bottom="0.05pt solid #000000"/>
    </style:style>
    <style:style style:name="Rahmenplan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2.608cm" style:rel-column-width="7148*"/>
    </style:style>
    <style:style style:name="Tabelle1.B" style:family="table-column">
      <style:table-column-properties style:column-width="2.096cm" style:rel-column-width="1188*"/>
    </style:style>
    <style:style style:name="Tabelle1.C" style:family="table-column">
      <style:table-column-properties style:column-width="2.297cm" style:rel-column-width="1302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style:font-name="Liberation Sans" fo:font-size="8pt" officeooo:rsid="00212a0b" officeooo:paragraph-rsid="00212a0b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3e302" officeooo:paragraph-rsid="0029acca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29acca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0pt" officeooo:rsid="0013e302" officeooo:paragraph-rsid="0029acca" fo:background-color="transparen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0pt" officeooo:rsid="00260004" officeooo:paragraph-rsid="0029acca" fo:background-color="transparent" style:font-size-asian="10pt" style:font-size-complex="10pt"/>
    </style:style>
    <style:style style:name="P6" style:family="paragraph" style:parent-style-name="Table_20_Contents">
      <style:text-properties style:font-name="Liberation Sans" fo:font-size="10pt" officeooo:paragraph-rsid="0029acca" fo:background-color="transparent" style:font-size-asian="10pt" style:font-size-complex="10pt"/>
    </style:style>
    <style:style style:name="P7" style:family="paragraph" style:parent-style-name="Table_20_Contents">
      <style:text-properties style:font-name="Liberation Sans" fo:font-size="10pt" officeooo:paragraph-rsid="0029acca" style:font-size-asian="10pt" style:font-size-complex="10pt"/>
    </style:style>
    <style:style style:name="P8" style:family="paragraph" style:parent-style-name="Header">
      <style:text-properties fo:font-size="6pt" officeooo:rsid="0028b6f7" officeooo:paragraph-rsid="0028b6f7" style:font-size-asian="5.25pt" style:font-size-complex="6pt"/>
    </style:style>
    <style:style style:name="P9" style:family="paragraph" style:parent-style-name="Horizontal_20_Line">
      <style:text-properties style:font-name="Liberation Sans" officeooo:rsid="0022b121"/>
    </style:style>
    <style:style style:name="P10" style:family="paragraph" style:parent-style-name="Standard">
      <style:paragraph-properties fo:break-before="page"/>
      <style:text-properties style:font-name="Liberation Sans" fo:font-size="10pt" fo:font-weight="bold" officeooo:paragraph-rsid="0029acca" style:font-size-asian="10pt" style:font-weight-asian="bold" style:font-size-complex="10pt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-7.1cm" fo:text-indent="0cm" style:auto-text-indent="false" fo:background-color="transparent" text:number-lines="false" text:line-number="0"/>
      <style:text-properties style:font-name="Liberation Sans" fo:font-size="10pt" officeooo:paragraph-rsid="0029acca" style:font-size-asian="10pt" style:font-size-complex="10pt"/>
    </style:style>
    <style:style style:name="P12" style:family="paragraph" style:parent-style-name="Standard">
      <style:text-properties style:font-name="Liberation Sans" fo:font-size="7pt" fo:font-weight="normal" officeooo:paragraph-rsid="0029acca" style:font-size-asian="7pt" style:font-weight-asian="normal" style:font-size-complex="7pt" style:font-weight-complex="normal"/>
    </style:style>
    <style:style style:name="P13" style:family="paragraph" style:parent-style-name="Standard">
      <style:text-properties style:font-name="Liberation Sans" fo:font-size="7pt" fo:font-weight="normal" officeooo:paragraph-rsid="002b95c6" style:font-size-asian="7pt" style:font-weight-asian="normal" style:font-size-complex="7pt" style:font-weight-complex="normal"/>
    </style:style>
    <style:style style:name="P14" style:family="paragraph" style:parent-style-name="Table_20_Contents">
      <style:text-properties style:font-name="Liberation Sans" fo:font-size="7pt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29acca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Liberation Sans" fo:font-size="10pt" officeooo:paragraph-rsid="0029acca" style:font-size-asian="10pt" style:font-size-complex="10pt"/>
    </style:style>
    <style:style style:name="P17" style:family="paragraph" style:parent-style-name="Table_20_Contents">
      <loext:graphic-properties draw:fill="none"/>
      <style:paragraph-properties fo:margin-left="0cm" fo:margin-right="-7.1cm" fo:text-indent="0cm" style:auto-text-indent="false" fo:background-color="transparent" text:number-lines="false" text:line-number="0"/>
      <style:text-properties style:font-name="Liberation Sans" fo:font-size="10pt" officeooo:paragraph-rsid="0029acca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usbildungsrahmenplan Fachinformatiker / Fachinformatikerin</text:p>
      <table:table table:name="Rahmenplan" table:style-name="Rahmenplan">
        <table:table-column table:style-name="Rahmenplan.A"/>
        <table:table-column table:style-name="Rahmenplan.B"/>
        <table:table-column table:style-name="Rahmenplan.C"/>
        <table:table-row table:style-name="Rahmenplan.1">
          <table:table-cell table:style-name="Rahmenplan.A1" office:value-type="string">
            <text:p text:style-name="P2">Ausbildungsberufsbild<text:line-break/>zu vermittelnde Fertigkeiten und Kenntnisse</text:p>
          </table:table-cell>
          <table:table-cell table:style-name="Rahmenplan.B1" table:number-columns-spanned="2" office:value-type="string">
            <text:p text:style-name="P4">Zeitliche Richtwerte<text:line-break/>im<text:line-break/><text:span text:style-name="T1">Ausbildungszeitraum</text:span></text:p>
          </table:table-cell>
          <table:covered-table-cell/>
        </table:table-row>
        <table:table-row table:style-name="Rahmenplan.1">
          <table:table-cell table:style-name="Rahmenplan.A2" office:value-type="string">
            <text:p text:style-name="P6"/>
          </table:table-cell>
          <table:table-cell table:style-name="Rahmenplan.B2" office:value-type="string">
            <text:p text:style-name="P5">Monat</text:p>
            <text:p text:style-name="P4">1 - 18</text:p>
          </table:table-cell>
          <table:table-cell table:style-name="Rahmenplan.C2" office:value-type="string">
            <text:p text:style-name="P5">Monat</text:p>
            <text:p text:style-name="P4">19 - 36</text:p>
          </table:table-cell>
        </table:table-row>
        <table:table-row>
          <table:table-cell table:style-name="Rahmenplan.A3" table:number-columns-spanned="3" office:value-type="string">
            <text:p text:style-name="P3"><text:database-display text:table-name="Grosse_Karten" text:table-type="table" text:column-name="Abschnitt" text:database-name="dummy">&lt;Abschnitt&gt;</text:database-display></text:p>
          </table:table-cell>
          <table:covered-table-cell/>
          <table:covered-table-cell/>
        </table:table-row>
        <table:table-row>
          <table:table-cell table:style-name="Rahmenplan.A4" table:number-columns-spanned="3" office:value-type="string">
            <text:p text:style-name="P11"><text:database-display text:table-name="Grosse_Karten" text:table-type="table" text:column-name="Bereich" text:database-name="dummy">&lt;Bereich&gt;</text:database-display></text:p>
          </table:table-cell>
          <table:covered-table-cell/>
          <table:covered-table-cell/>
        </table:table-row>
        <table:table-row>
          <table:table-cell table:style-name="Rahmenplan.A5" office:value-type="string">
            <text:p text:style-name="P7"><text:database-display text:table-name="Grosse_Karten" text:table-type="table" text:column-name="Themen" text:database-name="dummy">&lt;Themen&gt;</text:database-display></text:p>
          </table:table-cell>
          <table:table-cell table:style-name="Rahmenplan.B5" office:value-type="string">
            <text:p text:style-name="P7"><text:database-display text:table-name="Grosse_Karten" text:table-type="table" text:column-name="Ausbildungsphase1" text:database-name="dummy">&lt;Ausbildungsphase1&gt;</text:database-display></text:p>
          </table:table-cell>
          <table:table-cell table:style-name="Rahmenplan.C5" office:value-type="string">
            <text:p text:style-name="P7"><text:database-display text:table-name="Grosse_Karten" text:table-type="table" text:column-name="Ausbildungsphase2" text:database-name="dummy">&lt;Ausbildungsphase2&gt;</text:database-display></text:p>
          </table:table-cell>
        </table:table-row>
      </table:table>
      <text:p text:style-name="P12"><text:database-next text:table-name="Grosse_Karten" text:table-type="table" text:condition="ooow:TRUE" text:database-name="dummy"/><text:line-break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3"><text:database-display text:table-name="Grosse_Karten" text:table-type="table" text:column-name="Abschnitt" text:database-name="dummy">&lt;Abschnitt&gt;</text:database-display>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1"><text:database-display text:table-name="Grosse_Karten" text:table-type="table" text:column-name="Bereich" text:database-name="dummy">&lt;Bereich&gt;</text:database-display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7"><text:database-display text:table-name="Grosse_Karten" text:table-type="table" text:column-name="Themen" text:database-name="dummy">&lt;Themen&gt;</text:database-display></text:p>
          </table:table-cell>
          <table:table-cell table:style-name="Tabelle1.A3" office:value-type="string">
            <text:p text:style-name="P7"><text:database-display text:table-name="Grosse_Karten" text:table-type="table" text:column-name="Ausbildungsphase1" text:database-name="dummy">&lt;Ausbildungsphase1&gt;</text:database-display></text:p>
          </table:table-cell>
          <table:table-cell table:style-name="Tabelle1.A2" office:value-type="string">
            <text:p text:style-name="P7"><text:database-display text:table-name="Grosse_Karten" text:table-type="table" text:column-name="Ausbildungsphase2" text:database-name="dummy">&lt;Ausbildungsphase2&gt;</text:database-display></text:p>
          </table:table-cell>
        </table:table-row>
      </table:table>
      <text:p text:style-name="P13"><text:database-next text:table-name="Grosse_Karten" text:table-type="table" text:condition="ooow:TRUE" text:database-name="dummy"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5.667cm" style:rel-column-width="21845*"/>
    </style:style>
    <style:style style:name="Tabelle8.A1" style:family="table-cell">
      <style:table-cell-properties fo:padding="0.097cm" fo:border-left="none" fo:border-right="none" fo:border-top="none" fo:border-bottom="0.55pt solid #000000"/>
    </style:style>
    <style:style style:name="MP1" style:family="paragraph" style:parent-style-name="Table_20_Contents">
      <style:paragraph-properties fo:text-align="end" style:justify-single-word="false"/>
      <style:text-properties style:font-name="Liberation Sans" fo:font-size="8pt" officeooo:rsid="00212a0b" officeooo:paragraph-rsid="00212a0b" style:font-size-asian="8pt" style:font-size-complex="8pt"/>
    </style:style>
    <style:style style:name="MP2" style:family="paragraph" style:parent-style-name="Header">
      <style:text-properties fo:font-size="6pt" officeooo:rsid="0028b6f7" officeooo:paragraph-rsid="0028b6f7" style:font-size-asian="5.25pt" style:font-size-complex="6pt"/>
    </style:style>
    <style:style style:name="MP3" style:family="paragraph" style:parent-style-name="Horizontal_20_Line">
      <style:text-properties style:font-name="Liberation Sans" officeooo:rsid="0022b121"/>
    </style:style>
    <style:style style:name="M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8" table:style-name="Tabelle8">
          <table:table-column table:style-name="Tabelle8.A" table:number-columns-repeated="3"/>
          <table:table-row>
            <table:table-cell table:style-name="Tabelle8.A1" office:value-type="string">
              <text:p text:style-name="Table_20_Contents"><draw:frame draw:style-name="Mfr1" draw:name="Bild2" text:anchor-type="as-char" svg:width="2.279cm" svg:height="1.185cm" draw:z-index="0"><draw:image xlink:href="Pictures/10000000000000D00000006B081CC3B39C2E8051.jpg" xlink:type="simple" xlink:show="embed" xlink:actuate="onLoad" loext:mime-type="image/jpeg"/></draw:frame></text:p>
            </table:table-cell>
            <table:table-cell table:style-name="Tabelle8.A1" office:value-type="string">
              <text:p text:style-name="Table_20_Contents"/>
            </table:table-cell>
            <table:table-cell table:style-name="Tabelle8.A1" office:value-type="string">
              <text:p text:style-name="MP1">Ausbildungsplan Fachinformatiker</text:p>
            </table:table-cell>
          </table:table-row>
        </table:table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09:35:34.527644588</meta:creation-date>
    <dc:date>2020-05-13T14:31:37.448744598</dc:date>
    <meta:editing-duration>PT54M47S</meta:editing-duration>
    <meta:editing-cycles>19</meta:editing-cycles>
    <meta:generator>LibreOffice/6.3.5.2$Linux_X86_64 LibreOffice_project/30$Build-2</meta:generator>
    <meta:document-statistic meta:table-count="3" meta:image-count="1" meta:object-count="0" meta:page-count="1" meta:paragraph-count="21" meta:word-count="34" meta:character-count="356" meta:non-whitespace-character-count="338"/>
  </office:meta>
</office:document-meta>
</file>